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0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1208" calcext:value-type="float">
            <text:p>65.2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0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0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8032" calcext:value-type="float">
            <text:p>61.9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0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9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9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9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9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9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9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9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9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8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8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8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8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7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7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7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7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</text:p>
          </table:table-cell>
          <table:table-cell office:value-type="string" calcext:value-type="string">
            <text:p>NHP-PL-024</text:p>
          </table:table-cell>
          <table:table-cell office:value-type="string" calcext:value-type="string">
            <text:p>196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